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fo:font-size="12pt" fo:language="pt" fo:country="BR" style:font-size-asian="12pt" style:font-size-complex="12pt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fo:language="pt" fo:country="BR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fo:language="pt" fo:country="BR" officeooo:paragraph-rsid="000b6461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fo:language="pt" fo:country="BR" fo:font-weight="bold" style:font-size-asian="12pt" style:font-weight-asian="bold" style:font-size-complex="12pt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fo:language="pt" fo:country="BR" fo:font-weight="bold" style:font-size-asian="10.5pt" style:font-weight-asian="bold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fo:font-size="12pt" fo:language="pt" fo:country="BR" style:font-size-asian="10.5pt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fo:language="pt" fo:country="BR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fo:font-size="15pt" fo:language="pt" fo:country="BR" fo:font-weight="bold" style:font-size-asian="15pt" style:font-weight-asian="bold" style:font-size-complex="15pt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fo:font-size="15pt" fo:language="pt" fo:country="BR" style:font-size-asian="15pt" style:font-size-complex="15pt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fo:font-size="15pt" fo:language="pt" fo:country="BR" officeooo:paragraph-rsid="000b6461" style:font-size-asian="15pt" style:font-size-complex="15pt"/>
    </style:style>
    <style:style style:name="P11" style:family="paragraph" style:parent-style-name="Standard" style:master-page-name="Standard">
      <style:paragraph-properties fo:margin-top="0cm" fo:margin-bottom="0cm" loext:contextual-spacing="false" style:page-number="1"/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fo:font-size="12pt" fo:language="pt" fo:country="BR" officeooo:paragraph-rsid="000b63fd" style:font-size-asian="12pt" style:font-size-complex="12pt"/>
    </style:style>
    <style:style style:name="P13" style:family="paragraph" style:parent-style-name="Standard" style:list-style-name="WWNum2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fo:font-size="12pt" fo:language="pt" fo:country="BR" officeooo:rsid="0003736f" officeooo:paragraph-rsid="000b6461" style:font-size-asian="12pt" style:font-size-complex="12pt"/>
    </style:style>
    <style:style style:name="P14" style:family="paragraph" style:parent-style-name="Standard" style:list-style-name="WWNum2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fo:font-size="12pt" fo:language="pt" fo:country="BR" officeooo:rsid="00047c63" officeooo:paragraph-rsid="000b6461" style:font-size-asian="12pt" style:font-size-complex="12pt"/>
    </style:style>
    <style:style style:name="P15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fo:font-size="12pt" fo:language="pt" fo:country="BR" officeooo:rsid="0008adfb" officeooo:paragraph-rsid="0008adfb" style:font-size-asian="12pt" style:font-size-complex="12pt"/>
    </style:style>
    <style:style style:name="P16" style:family="paragraph" style:parent-style-name="Standard" style:list-style-name="WWNum2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fo:font-size="12pt" fo:language="pt" fo:country="BR" officeooo:rsid="000b63fd" officeooo:paragraph-rsid="000b63fd" style:font-size-asian="12pt" style:font-size-complex="12pt"/>
    </style:style>
    <style:style style:name="P17" style:family="paragraph" style:parent-style-name="Standard" style:list-style-name="WWNum2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fo:font-size="12pt" fo:language="pt" fo:country="BR" officeooo:rsid="000cd154" officeooo:paragraph-rsid="000cd154" style:font-size-asian="12pt" style:font-size-complex="12pt"/>
    </style:style>
    <style:style style:name="P18" style:family="paragraph" style:parent-style-name="Standard" style:list-style-name="WWNum2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fo:font-size="12pt" fo:language="pt" fo:country="BR" fo:font-weight="normal" officeooo:rsid="00047c63" officeooo:paragraph-rsid="000b6461" style:font-size-asian="12pt" style:font-weight-asian="normal" style:font-size-complex="12pt" style:font-weight-complex="normal"/>
    </style:style>
    <style:style style:name="P19" style:family="paragraph" style:parent-style-name="Standard" style:list-style-name="WWNum2">
      <style:paragraph-properties fo:margin-top="0cm" fo:margin-bottom="0cm" loext:contextual-spacing="true" fo:text-align="justify" style:justify-single-word="false"/>
      <style:text-properties fo:font-size="12pt" fo:language="pt" fo:country="BR" officeooo:rsid="00047c63" officeooo:paragraph-rsid="00073dc6" style:font-size-asian="12pt" style:font-size-complex="12pt"/>
    </style:style>
    <style:style style:name="P20" style:family="paragraph" style:parent-style-name="Standard" style:list-style-name="WWNum2">
      <style:paragraph-properties fo:margin-top="0cm" fo:margin-bottom="0cm" loext:contextual-spacing="true" fo:text-align="justify" style:justify-single-word="false"/>
      <style:text-properties fo:font-size="12pt" fo:language="pt" fo:country="BR" officeooo:rsid="00047c63" officeooo:paragraph-rsid="000b63fd" style:font-size-asian="12pt" style:font-size-complex="12pt"/>
    </style:style>
    <style:style style:name="P21" style:family="paragraph" style:parent-style-name="Standard" style:list-style-name="WWNum2">
      <style:paragraph-properties fo:margin-top="0cm" fo:margin-bottom="0cm" loext:contextual-spacing="true" fo:text-align="justify" style:justify-single-word="false"/>
      <style:text-properties fo:font-size="12pt" fo:language="pt" fo:country="BR" officeooo:rsid="000659d6" officeooo:paragraph-rsid="00073dc6" style:font-size-asian="12pt" style:font-size-complex="12pt"/>
    </style:style>
    <style:style style:name="P22" style:family="paragraph" style:parent-style-name="Standard" style:list-style-name="WWNum2">
      <style:paragraph-properties fo:margin-top="0cm" fo:margin-bottom="0cm" loext:contextual-spacing="true" fo:text-align="justify" style:justify-single-word="false"/>
      <style:text-properties fo:font-size="12pt" fo:language="pt" fo:country="BR" officeooo:paragraph-rsid="00073dc6" style:font-size-asian="12pt" style:font-size-complex="12pt"/>
    </style:style>
    <style:style style:name="P23" style:family="paragraph" style:parent-style-name="Standard" style:list-style-name="WWNum1">
      <style:paragraph-properties fo:margin-top="0cm" fo:margin-bottom="0cm" loext:contextual-spacing="true" fo:text-align="justify" style:justify-single-word="false"/>
      <style:text-properties fo:font-size="12pt" fo:language="pt" fo:country="BR" officeooo:rsid="0008adfb" officeooo:paragraph-rsid="0009d4ea" style:font-size-asian="12pt" style:font-size-complex="12pt"/>
    </style:style>
    <style:style style:name="P24" style:family="paragraph" style:parent-style-name="Standard" style:list-style-name="WWNum1">
      <style:paragraph-properties fo:margin-top="0cm" fo:margin-bottom="0cm" loext:contextual-spacing="true" fo:text-align="justify" style:justify-single-word="false"/>
      <style:text-properties fo:font-size="12pt" fo:language="pt" fo:country="BR" officeooo:rsid="000b63fd" officeooo:paragraph-rsid="000cd154" style:font-size-asian="12pt" style:font-size-complex="12pt"/>
    </style:style>
    <style:style style:name="P25" style:family="paragraph" style:parent-style-name="Heading_20_1">
      <style:text-properties fo:language="pt" fo:country="B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6461" style:font-weight-asian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47c63" style:font-style-asian="italic" style:font-style-complex="italic"/>
    </style:style>
    <style:style style:name="T6" style:family="text">
      <style:text-properties fo:font-style="italic" officeooo:rsid="000cd154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948bc" style:font-style-asian="normal" style:font-style-complex="normal"/>
    </style:style>
    <style:style style:name="T9" style:family="text">
      <style:text-properties fo:font-style="normal" officeooo:rsid="0009d4ea" style:font-style-asian="normal" style:font-style-complex="normal"/>
    </style:style>
    <style:style style:name="T10" style:family="text">
      <style:text-properties fo:font-style="normal" officeooo:rsid="00073dc6" style:font-style-asian="normal" style:font-style-complex="normal"/>
    </style:style>
    <style:style style:name="T11" style:family="text">
      <style:text-properties fo:font-style="normal" officeooo:rsid="000cd154" style:font-style-asian="normal" style:font-style-complex="normal"/>
    </style:style>
    <style:style style:name="T12" style:family="text">
      <style:text-properties fo:font-style="normal" officeooo:rsid="0008adfb" style:font-style-asian="normal" style:font-style-complex="normal"/>
    </style:style>
    <style:style style:name="T13" style:family="text">
      <style:text-properties officeooo:rsid="000659d6"/>
    </style:style>
    <style:style style:name="T14" style:family="text">
      <style:text-properties style:text-position="super 58%" fo:font-style="normal" officeooo:rsid="000948bc" style:font-style-asian="normal" style:font-style-complex="normal"/>
    </style:style>
    <style:style style:name="T15" style:family="text">
      <style:text-properties style:text-position="0% 100%" fo:font-style="normal" officeooo:rsid="000948bc" style:font-style-asian="normal" style:font-style-complex="normal"/>
    </style:style>
    <style:style style:name="T16" style:family="text">
      <style:text-properties officeooo:rsid="000b64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ATA60 - Banco de Dados</text:p>
      <text:p text:style-name="P1"><text:span text:style-name="T2">Alunos:</text:span> Bruno Guilera, Daniel David, Rafael Sandes</text:p>
      <text:p text:style-name="P1"><text:span text:style-name="T2">Professora:</text:span> Vaninha Vieira</text:p>
      <text:p text:style-name="P7"/>
      <text:p text:style-name="P25">A2. Regras de Integridade (Regras de Negócio)</text:p>
      <text:p text:style-name="P1"/>
      <text:p text:style-name="P10"><text:span text:style-name="T1">Regras de Negócio</text:span>:</text:p>
      <text:p text:style-name="P3"/>
      <text:list xml:id="list6615404648357599497" text:style-name="WWNum2">
        <text:list-item>
          <text:p text:style-name="P13">Todos os dados inseridos em <text:span text:style-name="T4">EVENTO,</text:span> <text:span text:style-name="T4">HOSPEDAGE</text:span><text:span text:style-name="T5">M</text:span><text:span text:style-name="T4"> e PONTO TURÍSTICO devem estar na língua inglesa;</text:span></text:p>
        </text:list-item>
        <text:list-item>
          <text:p text:style-name="P18"><text:span text:style-name="T4">O conteúdo de um EVENTO não deve ser ofensivo a menores de idade, a qualquer credo ou gênero.</text:span></text:p>
        </text:list-item>
      </text:list>
      <text:p text:style-name="P5"/>
      <text:p text:style-name="P8">Regras de Integridade de Domínio:</text:p>
      <text:p text:style-name="P2"/>
      <text:list xml:id="list5344365508388146730" text:style-name="WWNum1">
        <text:list-item>
          <text:p text:style-name="P15"><text:span text:style-name="T7">O ‘cnpj’ de ANUNCIANTE deve estar no formato XX.XXX.XXX/XXXX-XX, </text:span><text:span text:style-name="T11">onde X é um valor numérico de 0 a 9.</text:span></text:p>
        </text:list-item>
        <text:list-item>
          <text:p text:style-name="P23"><text:span text:style-name="T9">A</text:span><text:span text:style-name="T7"> ‘homepage’ de ANUNCIANTE de estar no formato:</text:span></text:p>
          <text:list>
            <text:list-item>
              <text:p text:style-name="P23"><text:span text:style-name="T7"><text:s/>www.[</text:span><text:span text:style-name="T8">A-Z</text:span><text:span text:style-name="T9">a-z](</text:span><text:span text:style-name="T7">[</text:span><text:span text:style-name="T8">A-Z</text:span><text:span text:style-name="T9">a-z</text:span><text:span text:style-name="T7">0-9]</text:span><text:span text:style-name="T9">)</text:span><text:span text:style-name="T14">*</text:span><text:span text:style-name="T15">(</text:span><text:span text:style-name="T7">.</text:span><text:span text:style-name="T8">[</text:span><text:span text:style-name="T9">A-z</text:span><text:span text:style-name="T8">a-z])</text:span><text:span text:style-name="T14">+</text:span></text:p>
            </text:list-item>
          </text:list>
        </text:list-item>
        <text:list-item>
          <text:p text:style-name="P24">O ‘telefone’ de ANUNCIANTE de estar no formato +55(DDD)XXXX-XXXX<text:span text:style-name="T12">, </text:span><text:span text:style-name="T11">onde X é um valor numérico de 0 a 9.</text:span></text:p>
          <text:p text:style-name="P12"/>
        </text:list-item>
      </text:list>
      <text:p text:style-name="P4"/>
      <text:p text:style-name="P9"><text:span text:style-name="T1">Regras de Integridade de Entidade</text:span>:</text:p>
      <text:p text:style-name="P2"/>
      <text:list xml:id="list185333596608479" text:continue-list="list6615404648357599497" text:style-name="WWNum2">
        <text:list-item>
          <text:p text:style-name="P19">O ‘<text:span text:style-name="T7">username’ de um USUÁRIO é único;</text:span></text:p>
        </text:list-item>
        <text:list-item>
          <text:p text:style-name="P20"><text:span text:style-name="T10">O ‘data de nascimento’</text:span><text:span text:style-name="T7"> d</text:span><text:span text:style-name="T10">e um</text:span><text:span text:style-name="T7"> </text:span><text:span text:style-name="T10">CLIENTE </text:span><text:span text:style-name="T7">deve </text:span><text:span text:style-name="T10">ter o valor de ano entre </text:span><text:span text:style-name="T7">19</text:span><text:span text:style-name="T10">18</text:span><text:span text:style-name="T7"> </text:span><text:span text:style-name="T10">e </text:span><text:span text:style-name="T7">o ano corrente;</text:span></text:p>
        </text:list-item>
        <text:list-item>
          <text:p text:style-name="P21">O ‘nome’ de uma UF é única;</text:p>
        </text:list-item>
        <text:list-item>
          <text:p text:style-name="P22"><text:span text:style-name="T13">O par &lt;’uf_id’, ‘nome’&gt; de uma CIDADE é único;</text:span></text:p>
        </text:list-item>
        <text:list-item>
          <text:p text:style-name="P16">A tupla &lt;’pais’, ‘uf_id’, ‘ano’, ‘mes’&gt; de VISITAS é única;</text:p>
        </text:list-item>
        <text:list-item>
          <text:p text:style-name="P16"><text:span text:style-name="T16">A </text:span>‘<text:span text:style-name="T16">data_criacao’ de um COMENTARIO é definida pela data e a hora no qual o comentário foi realizado, segundo o fuso horário UTC-03:00 (horário de Brasília)</text:span></text:p>
        </text:list-item>
      </text:list>
      <text:p text:style-name="P6"/>
      <text:p text:style-name="P10"><text:span text:style-name="T1">Regras de </text:span><text:span text:style-name="T3">Vazio</text:span>:</text:p>
      <text:p text:style-name="P3"/>
      <text:list xml:id="list185334742226750" text:continue-numbering="true" text:style-name="WWNum2">
        <text:list-item>
          <text:p text:style-name="P14"><text:span text:style-name="T6">Os atributos: </text:span><text:span text:style-name="T4">‘</text:span><text:span text:style-name="T6">descricao’, ‘logradouro’ e ‘bairro’ de PONTO TURISTICO podem ser NULL;</text:span></text:p>
        </text:list-item>
        <text:list-item>
          <text:p text:style-name="P17"><text:span text:style-name="T4">Os atributos: ‘valor’, ‘logradouro’, ‘bairro’ e ‘numero’ de EVENTO podem ser NULL;</text:span></text:p>
        </text:list-item>
        <text:list-item>
          <text:p text:style-name="P17"><text:span text:style-name="T4">Os demais atributos não podem assumir valor NULL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16T18:53:33.253110895</dc:date>
    <meta:editing-duration>PT5M25S</meta:editing-duration>
    <meta:editing-cycles>1</meta:editing-cycles>
    <meta:document-statistic meta:table-count="0" meta:image-count="0" meta:object-count="0" meta:page-count="1" meta:paragraph-count="24" meta:word-count="244" meta:character-count="1364" meta:non-whitespace-character-count="1158"/>
  </office:meta>
</office:document-meta>
</file>